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variant="normal" fo:text-transform="none" fo:color="#000000" style:font-name="Linux Libertine" fo:font-size="13pt" fo:letter-spacing="normal" fo:language="en" fo:country="none" fo:font-style="normal" fo:font-weight="normal" style:font-size-asian="13pt" style:font-weight-asian="normal" style:font-size-complex="13pt" style:font-weight-complex="normal"/>
    </style:style>
    <style:style style:name="P4" style:family="paragraph" style:parent-style-name="Standard">
      <style:paragraph-properties fo:text-align="start" style:justify-single-word="false"/>
      <style:text-properties fo:font-variant="normal" fo:text-transform="none" fo:color="#000000" style:font-name="Linux Libertine" fo:font-size="13pt" fo:letter-spacing="normal" fo:language="en" fo:country="none" fo:font-style="normal" fo:font-weight="normal" style:font-size-asian="13pt" style:font-weight-asian="normal" style:font-size-complex="13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UTORIAL SCRIPT</text:p>
      <text:p text:style-name="P1"/>
      <text:p text:style-name="P3">Welcome to your new studio, director! My name is Morty and I'm your new assistant.</text:p>
      <text:p text:style-name="P3"><text:line-break/>Let me show you how things work around here before letting you on your own.</text:p>
      <text:p text:style-name="P3"/>
      <text:p text:style-name="P3"/>
      <text:p text:style-name="P3">&lt;SHOW BUTTONS AND MOUSE HERE&gt;</text:p>
      <text:p text:style-name="P3"/>
      <text:p text:style-name="P3">Use WASD, the Arrow Keys or your Mouse to move the camera around the scene.</text:p>
      <text:p text:style-name="P3"/>
      <text:p text:style-name="P3">&lt;WHEN HE MOVES THE CAMERA&gt;</text:p>
      <text:p text:style-name="P3"/>
      <text:p text:style-name="P3">&lt;SHOWS MOUSE WHEEL AND ZOOM-IN ZOON-OUT BUTTONS&gt;</text:p>
      <text:p text:style-name="P3"/>
      <text:p text:style-name="P3">Use your mouse wheel or 1/2 keys to zoom-in and zoom-out on the scene.</text:p>
      <text:p text:style-name="P3"/>
      <text:p text:style-name="P3">&lt;WHEN HE ZOOM-IN/OUT&gt;</text:p>
      <text:p text:style-name="P3"/>
      <text:p text:style-name="P3">Well done! Now let's take a look at your “stars”.</text:p>
      <text:p text:style-name="P3"/>
      <text:p text:style-name="P3">&lt;PAN THE CAMERA TO THE TEEN'S HOUSE&gt;</text:p>
      <text:p text:style-name="P3"/>
      <text:p text:style-name="P3">These are your “movie stars”. They are stupid teenagers that you should, scare, trap and kill in the goriest way as possible. <text:line-break/></text:p>
      <text:p text:style-name="P3">&lt;HIGHLIGHT TRAPS GUI&gt;</text:p>
      <text:p text:style-name="P3"/>
      <text:p text:style-name="P3">We do this by putting traps around scene and then letting our “killer/slasher” do the rest of the job.</text:p>
      <text:p text:style-name="P3"/>
      <text:p text:style-name="P3">We are gonna take a look at each type of trap later on but first, let's take a closer look at one of your teens.</text:p>
      <text:p text:style-name="P3"/>
      <text:p text:style-name="P3">&lt;SHOW ARROW ON MALE TEEN&gt;</text:p>
      <text:p text:style-name="P3">&lt;ZOOM ON TEEN&gt;</text:p>
      <text:p text:style-name="P3"/>
      <text:p text:style-name="P3">Click on this one to get more detailed information.</text:p>
      <text:p text:style-name="P3"/>
      <text:p text:style-name="P3">&lt;HIGHLIGHT TEEN'S PANEL&gt;</text:p>
      <text:p text:style-name="P3">Here you can see his name, traits and curiosity/fear level. </text:p>
      <text:p text:style-name="P3"/>
      <text:p text:style-name="P3">Pay attention to this last one. If a teenager has more FEAR than CURIOSITY, he'll enter in PANIC MODE. When in PANIC MODE, a teen will run away, trying to escape his the level. You should kill him before that happens... Or else you lose the game.</text:p>
      <text:p text:style-name="P3"/>
      <text:p text:style-name="P3"><text:soft-page-break/>Traits will affects the teen's behaviors, actions, and desires. Always keep a look at them.</text:p>
      <text:p text:style-name="P3"/>
      <text:p text:style-name="P3">Now we need to wait for the perfect opportunity to scare and kill this pathetic loser. It's better to do this when he's apart from his girlfriend. So lets wait a bit. </text:p>
      <text:p text:style-name="P3"/>
      <text:p text:style-name="P3">&lt;HILIGHT THE CLOCK NORMAL SPEED&gt;</text:p>
      <text:p text:style-name="P3"/>
      <text:p text:style-name="P3">Right now the game is paused, resume it by clicking in the 1x speed button. </text:p>
      <text:p text:style-name="P3"/>
      <text:p text:style-name="P3">&lt;WHEN THE GAME IS UNPAUSED&gt;</text:p>
      <text:p text:style-name="P3"/>
      <text:p text:style-name="P3">Now they will start their daily routine.</text:p>
      <text:p text:style-name="P3"/>
      <text:p text:style-name="P3">It may take some time before they are apart, so lets speed up the time. Click on the 2x speed button.</text:p>
      <text:p text:style-name="P3"/>
      <text:p text:style-name="P3">&lt;WHEN THE GAME IS ON HIGH SPEED&gt;</text:p>
      <text:p text:style-name="P3">&lt;HIGHLIGHT TEENS&gt;</text:p>
      <text:p text:style-name="P3"/>
      <text:p text:style-name="P3">Keep following them with the camera.</text:p>
      <text:p text:style-name="P3"/>
      <text:p text:style-name="P3">&lt;WHEN HE'S FISHING&gt;</text:p>
      <text:p text:style-name="P3">&lt;PAUSE GAME&gt;</text:p>
      <text:p text:style-name="P3"/>
      <text:p text:style-name="P3">Great! He's fishing alone to cope with frustration.</text:p>
      <text:p text:style-name="P3"/>
      <text:p text:style-name="P3">&lt;HIGHLIGHT LURE TRAPS BUTTONS&gt;</text:p>
      <text:p text:style-name="P3"/>
      <text:p text:style-name="P3">This is the perfect moment to make our moves. <text:s/>The first thing we need to do is drag him further into the woods. We can do this by placing “Lure traps”.</text:p>
      <text:p text:style-name="P3">Lures are baits placed on the scenery to drive the teen's to a given location.</text:p>
      <text:p text:style-name="P3"/>
      <text:p text:style-name="P3">Click on this button to see the lure traps.</text:p>
      <text:p text:style-name="P3"/>
      <text:p text:style-name="P3">&lt;WHEN TRAPS SELECTION IS OPEN&gt;</text:p>
      <text:p text:style-name="P3">&lt;HIGHLIGHT UNDERWEAR TRAP&gt;</text:p>
      <text:p text:style-name="P3"/>
      <text:p text:style-name="P3">This is a perfect trap for this teen. As you must have seen earlier, he has a “Horny” trait. When he sees a trail of underwears he'll think his girlfriend is finally giving him a chance, making him follow it blindly.</text:p>
      <text:p text:style-name="P3"/>
      <text:p text:style-name="P3">Click on the trap and place the trails on locations I highlighted on the scenery.</text:p>
      <text:p text:style-name="P3"/>
      <text:p text:style-name="P3">&lt;HIGHLIGHT LOCATIONS&gt;</text:p>
      <text:p text:style-name="P3">&lt;WHEN A TRAP IS PLACED&gt;</text:p>
      <text:p text:style-name="P3">&lt;HIGHLIGHT MONEY GUI&gt;</text:p>
      <text:p text:style-name="P3">&lt;PAUSE GAME&gt;</text:p>
      <text:p text:style-name="P3"/>
      <text:p text:style-name="P3"><text:soft-page-break/>As you may have seen, traps cost money. Its price is subtracted from your budget so be careful to no run out of money.</text:p>
      <text:p text:style-name="P3"/>
      <text:p text:style-name="P3">Ok, now we need something to scare him. <text:s/></text:p>
      <text:p text:style-name="P3"/>
      <text:p text:style-name="P3">&lt;HIGHLIGHT FEAR SCORE&gt;</text:p>
      <text:p text:style-name="P3"/>
      <text:p text:style-name="P3">Scaring a teen will boost his FEAR level and will boost your score.</text:p>
      <text:p text:style-name="P3"/>
      <text:p text:style-name="P3">&lt;HIGHLIGHT MISC BTN&gt;</text:p>
      <text:p text:style-name="P3"/>
      <text:p text:style-name="P3">Now let's choose a trap to scare this teen. These kinds of traps are generally stored in the miscellaneous category. Click on it to see the traps available for you.</text:p>
      <text:p text:style-name="P3"/>
      <text:p text:style-name="P3">&lt;WHEN MISC CATEGORY IS OPEN&gt;</text:p>
      <text:p text:style-name="P3">&lt;HIGHLIGHT THE MANNEQUIN&gt;</text:p>
      <text:p text:style-name="P3"/>
      <text:p text:style-name="P3">Here, a fake dead body is perfect for making him shit his pants. Notice that it will only work at night when a teen can't see very well. Buy the trap and put at the highlight.</text:p>
      <text:p text:style-name="P3"/>
      <text:p text:style-name="P3">&lt;WHEN HE CLICKS ON THE TRAP&gt;</text:p>
      <text:p text:style-name="P3">&lt;HIGHLIGHT SPOT&gt;</text:p>
      <text:p text:style-name="P3"/>
      <text:p text:style-name="P3">&lt;WHEN HE PUTS THE TRAP ON THE SPOT&gt;</text:p>
      <text:p text:style-name="P3">&lt;PAUSE GAME &gt;</text:p>
      <text:p text:style-name="P3"/>
      <text:p text:style-name="P3">Ok now, we need to choose where our psycho-killer will appear to perform some impromptu brain surgery with a rusty knife.</text:p>
      <text:p text:style-name="P3"/>
      <text:p text:style-name="P3">&lt;HIGHLIGHT HUNTER PLACEMENT BUTTON&gt;</text:p>
      <text:p text:style-name="P3"/>
      <text:p text:style-name="P3">Click on the highlighted button to spawn your psycho.</text:p>
      <text:p text:style-name="P3"/>
      <text:p text:style-name="P3">&lt;WHEN HE CLICKS&gt;</text:p>
      <text:p text:style-name="P3">&lt;PAN THE CAMERA TO THE SPECIAL SPAWN LOCATION&gt;</text:p>
      <text:p text:style-name="P3">&lt;HIGHLIGHT SPECIAL SPAWN LOCATION&gt;</text:p>
      <text:p text:style-name="P3"/>
      <text:p text:style-name="P3">These red dots at the screen are your spawn locations. In here you psyco will jump from the trees to attack your victims. Click on this spawn location to spawn him here.</text:p>
      <text:p text:style-name="P3"/>
      <text:p text:style-name="P3">&lt;WHEN HE CLICKCS THERE&gt;</text:p>
      <text:p text:style-name="P3">Good! Now if a teen enters on panic mode your killer will be spawned on that location. Rememeber this: the psyco-killer is your only true actor, so take good care of him!</text:p>
      <text:p text:style-name="P3"/>
      <text:p text:style-name="P3">Now we need to trigger the chain-reaction that we just created. <text:s/>Go back to our teen near the lake.</text:p>
      <text:p text:style-name="P3"><text:soft-page-break/></text:p>
      <text:p text:style-name="P3">&lt;WHEN THE CAMERA IS NEAR THE LAKE&gt;</text:p>
      <text:p text:style-name="P3">&lt;HIGHLIGHT SOUND TRAPS BUTTON&gt;</text:p>
      <text:p text:style-name="P3"/>
      <text:p text:style-name="P3">To call the attention of teenagers, use “SOUND TRAPS”. Sound traps are basically "bumps" on the wall, pre-recorded screams, etc. Let's select a good one.</text:p>
      <text:p text:style-name="P3"/>
      <text:p text:style-name="P3">&lt;WHEN HE CLICKS&gt;</text:p>
      <text:p text:style-name="P3">&lt;HIGHLIGHT SCREAM&gt;</text:p>
      <text:p text:style-name="P3"/>
      <text:p text:style-name="P3">Here, this is a good one. It will a bit of the teen's fear without triggering panic.</text:p>
      <text:p text:style-name="P3"/>
      <text:p text:style-name="P3">&lt;WHEN HE CLICKS ON THE TRAP&gt;</text:p>
      <text:p text:style-name="P3">&lt;HIGHLIGHT TRAP PLACEMENT POSITION&gt;</text:p>
      <text:p text:style-name="P3"/>
      <text:p text:style-name="P3">Click on the highlighted spot to attract the teen towards this position.</text:p>
      <text:p text:style-name="P3"/>
      <text:p text:style-name="P3">&lt;WHEN HE CLICKS&gt;</text:p>
      <text:p text:style-name="P3"/>
      <text:p text:style-name="P3">Everything good so far. Now lets wait for him to enter in panic.</text:p>
      <text:p text:style-name="P3"/>
      <text:p text:style-name="P3">&lt;WHEN HE'S IN PANIC&gt;</text:p>
      <text:p text:style-name="P3"/>
      <text:p text:style-name="P3">Now he's in panic and your psycho is on the game. Hover your mouse over the teen's head, when a machete shows up right-click on it.</text:p>
      <text:p text:style-name="P3"/>
      <text:p text:style-name="P3">&lt;WHEN THE TEEN'S DEAD&gt;</text:p>
      <text:p text:style-name="P3">&lt;REMOVE HUNTER&gt;</text:p>
      <text:p text:style-name="P3">&lt;PAUSE GAME&gt;</text:p>
      <text:p text:style-name="P3">&lt;HIGHLIGHT TEEN'S COUNTER GUI&gt;</text:p>
      <text:p text:style-name="P3"/>
      <text:p text:style-name="P3">Nice one! Now one teen is dead. Just one more to go. </text:p>
      <text:p text:style-name="P3"/>
      <text:p text:style-name="P3">&lt;HIGHLIGHT DEAD TEEN&gt;</text:p>
      <text:p text:style-name="P3">You can use dead bodies as traps. It will scare the teen who sees it.</text:p>
      <text:p text:style-name="P3"/>
      <text:p text:style-name="P3">Click here to collect the body. Like everything in this game, it will cost you. We need to pay our staff, right?.</text:p>
      <text:p text:style-name="P3"/>
      <text:p text:style-name="P3">&lt;WHEN HE COLLECTS THE BODY&gt;</text:p>
      <text:p text:style-name="P3">&lt;HILIGHT MISC BUTTON&gt;</text:p>
      <text:p text:style-name="P3"/>
      <text:p text:style-name="P3">Your new trap is on the miscellaneous trap category. You can use it at any time without additional costs.<text:line-break/><text:line-break/>Now comes the last part: the final girl. </text:p>
      <text:p text:style-name="P3"/>
      <text:p text:style-name="P3">&lt;PAN CAMERA TO LAST TEEN SLEEPING&gt;</text:p>
      <text:p text:style-name="P3"/>
      <text:p text:style-name="P3"><text:soft-page-break/><text:line-break/>The final girl is always tougher than the other teenagers and immune to several traps. Is advisable to kill her only when there's no other teen left. That will boost your film climax and your score.</text:p>
      <text:p text:style-name="P3"/>
      <text:p text:style-name="P3">When the last teen is a “final girl”, you don't need to wait for someone to enter <text:s/>PANIC MODE to spawn your killer. You can kill her at any time.</text:p>
      <text:p text:style-name="P3"/>
      <text:p text:style-name="P3">But is advisable to scare her a bit before killing. That will also boost your film score.</text:p>
      <text:p text:style-name="P3"/>
      <text:p text:style-name="P3">Go ahead, use what you learned to kill 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7-27T15:31:16.36</meta:creation-date>
    <dc:date>2019-08-16T14:47:33.46</dc:date>
    <meta:editing-duration>PT11H41M33S</meta:editing-duration>
    <meta:editing-cycles>196</meta:editing-cycles>
    <meta:generator>OpenOffice/4.1.3$Win32 OpenOffice.org_project/413m1$Build-9783</meta:generator>
    <meta:document-statistic meta:table-count="0" meta:image-count="0" meta:object-count="0" meta:page-count="5" meta:paragraph-count="98" meta:word-count="1110" meta:character-count="6003"/>
  </office:meta>
</office:document-meta>
</file>